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bottom="0.1965in"/>
    </style:style>
    <style:style style:name="P2" style:parent-style-name="Standard" style:family="paragraph">
      <style:paragraph-properties fo:margin-bottom="0.1965in"/>
    </style:style>
    <style:style style:name="P3" style:parent-style-name="Standard" style:family="paragraph">
      <style:paragraph-properties fo:margin-bottom="0.1965in"/>
    </style:style>
    <style:style style:name="P4" style:parent-style-name="Standard" style:family="paragraph">
      <style:paragraph-properties fo:margin-bottom="0.1965in"/>
    </style:style>
  </office:automatic-styles>
  <office:body>
    <office:text text:use-soft-page-breaks="true">
      <text:p text:style-name="P1">Professor<text:s/>Roos,</text:p>
      <text:p text:style-name="P2">I would like to ask you to be my first reader as I have been in several of your courses and worked with you on numerous occasions. Due to your background in visual<text:s/>computing – and my thesis project hinging on computer graphics related research – I believe you would be an invaluable resource. I have also taken several of Professor Kapfhammer's courses in the past and would like to ask that he be my second reader if at<text:s/>all possible.</text:p>
      <text:p text:style-name="P3">Thank you very much for your consideration and I hope to hear back soon with the decision.</text:p>
      <text:p text:style-name="P4">Regards,<text:line-break/>Braden Licastr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Braden Licastro</meta:initial-creator>
    <dc:creator>Braden Licastro</dc:creator>
    <meta:creation-date>2013-09-05T17:06:00Z</meta:creation-date>
    <dc:date>2013-09-06T15:59:00Z</dc:date>
    <meta:print-date>2013-09-05T17:13:00Z</meta:print-date>
    <meta:template xlink:href="Normal.dotm" xlink:type="simple"/>
    <meta:editing-cycles>1</meta:editing-cycles>
    <meta:editing-duration>PT60S</meta:editing-duration>
    <meta:document-statistic meta:page-count="1" meta:paragraph-count="1" meta:word-count="84" meta:character-count="566" meta:row-count="4" meta:non-whitespace-character-count="483"/>
  </office:meta>
</office:document-meta>
</file>